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empenhoMpas2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Tempo Id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44.88196" calcext:value-type="float">
            <text:p>1344,88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  <table:table-cell table:formula="of:=[.G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3.47272" calcext:value-type="float">
            <text:p>753,47272</text:p>
          </table:table-cell>
          <table:table-cell office:value-type="float" office:value="672.441" calcext:value-type="float">
            <text:p>672,441</text:p>
          </table:table-cell>
          <table:table-cell office:value-type="float" office:value="1.78491" calcext:value-type="float">
            <text:p>1,78491</text:p>
          </table:table-cell>
          <table:table-cell office:value-type="float" office:value="0.892455" calcext:value-type="float">
            <text:p>0,892455</text:p>
          </table:table-cell>
          <table:table-cell/>
          <table:table-cell table:formula="of:=[.B$2]/[.B3]" office:value-type="float" office:value="1.78491128384847" calcext:value-type="float">
            <text:p>1,78491128384847</text:p>
          </table:table-cell>
          <table:table-cell table:formula="of:=[.C$2]/[.C3]" office:value-type="float" office:value="1.99999994051523" calcext:value-type="float">
            <text:p>1,99999994051523</text:p>
          </table:table-cell>
          <table:table-cell table:formula="of:=[.G3]/[.A3]" office:value-type="float" office:value="0.892455641924236" calcext:value-type="float">
            <text:p>0,892455641924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.26987" calcext:value-type="float">
            <text:p>444,26987</text:p>
          </table:table-cell>
          <table:table-cell office:value-type="float" office:value="336.22" calcext:value-type="float">
            <text:p>336,22</text:p>
          </table:table-cell>
          <table:table-cell office:value-type="float" office:value="3.02717" calcext:value-type="float">
            <text:p>3,02717</text:p>
          </table:table-cell>
          <table:table-cell office:value-type="float" office:value="0.756792" calcext:value-type="float">
            <text:p>0,756792</text:p>
          </table:table-cell>
          <table:table-cell/>
          <table:table-cell table:formula="of:=[.B$2]/[.B4]" office:value-type="float" office:value="3.02717346103169" calcext:value-type="float">
            <text:p>3,02717346103169</text:p>
          </table:table-cell>
          <table:table-cell table:formula="of:=[.C$2]/[.C4]" office:value-type="float" office:value="4.00000582951639" calcext:value-type="float">
            <text:p>4,00000582951639</text:p>
          </table:table-cell>
          <table:table-cell table:formula="of:=[.G4]/[.A4]" office:value-type="float" office:value="0.756793365257923" calcext:value-type="float">
            <text:p>0,756793365257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.85001" calcext:value-type="float">
            <text:p>237,85001</text:p>
          </table:table-cell>
          <table:table-cell office:value-type="float" office:value="168.11" calcext:value-type="float">
            <text:p>168,11</text:p>
          </table:table-cell>
          <table:table-cell office:value-type="float" office:value="5.65433" calcext:value-type="float">
            <text:p>5,65433</text:p>
          </table:table-cell>
          <table:table-cell office:value-type="float" office:value="0.706791" calcext:value-type="float">
            <text:p>0,706791</text:p>
          </table:table-cell>
          <table:table-cell/>
          <table:table-cell table:formula="of:=[.B$2]/[.B5]" office:value-type="float" office:value="5.6543279523091" calcext:value-type="float">
            <text:p>5,6543279523091</text:p>
          </table:table-cell>
          <table:table-cell table:formula="of:=[.C$2]/[.C5]" office:value-type="float" office:value="8.00001165903278" calcext:value-type="float">
            <text:p>8,00001165903278</text:p>
          </table:table-cell>
          <table:table-cell table:formula="of:=[.G5]/[.A5]" office:value-type="float" office:value="0.706790994038638" calcext:value-type="float">
            <text:p>0,7067909940386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.07307" calcext:value-type="float">
            <text:p>154,07307</text:p>
          </table:table-cell>
          <table:table-cell office:value-type="float" office:value="84.0551" calcext:value-type="float">
            <text:p>84,0551</text:p>
          </table:table-cell>
          <table:table-cell office:value-type="float" office:value="8.72886" calcext:value-type="float">
            <text:p>8,72886</text:p>
          </table:table-cell>
          <table:table-cell office:value-type="float" office:value="0.545554" calcext:value-type="float">
            <text:p>0,545554</text:p>
          </table:table-cell>
          <table:table-cell/>
          <table:table-cell table:formula="of:=[.B$2]/[.B6]" office:value-type="float" office:value="8.72885806714957" calcext:value-type="float">
            <text:p>8,72885806714957</text:p>
          </table:table-cell>
          <table:table-cell table:formula="of:=[.C$2]/[.C6]" office:value-type="float" office:value="16.0000042829049" calcext:value-type="float">
            <text:p>16,0000042829049</text:p>
          </table:table-cell>
          <table:table-cell table:formula="of:=[.G6]/[.A6]" office:value-type="float" office:value="0.545553629196848" calcext:value-type="float">
            <text:p>0,545553629196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.93598" calcext:value-type="float">
            <text:p>118,93598</text:p>
          </table:table-cell>
          <table:table-cell office:value-type="float" office:value="42.0276" calcext:value-type="float">
            <text:p>42,0276</text:p>
          </table:table-cell>
          <table:table-cell office:value-type="float" office:value="11.3076" calcext:value-type="float">
            <text:p>11,3076</text:p>
          </table:table-cell>
          <table:table-cell office:value-type="float" office:value="0.353363" calcext:value-type="float">
            <text:p>0,353363</text:p>
          </table:table-cell>
          <table:table-cell/>
          <table:table-cell table:formula="of:=[.B$2]/[.B7]" office:value-type="float" office:value="11.3076123810474" calcext:value-type="float">
            <text:p>11,3076123810474</text:p>
          </table:table-cell>
          <table:table-cell table:formula="of:=[.C$2]/[.C7]" office:value-type="float" office:value="31.9999704955791" calcext:value-type="float">
            <text:p>31,9999704955791</text:p>
          </table:table-cell>
          <table:table-cell table:formula="of:=[.G7]/[.A7]" office:value-type="float" office:value="0.471150515876973" calcext:value-type="float">
            <text:p>0,4711505158769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60925" calcext:value-type="float">
            <text:p>89,60925</text:p>
          </table:table-cell>
          <table:table-cell office:value-type="float" office:value="21.0138" calcext:value-type="float">
            <text:p>21,0138</text:p>
          </table:table-cell>
          <table:table-cell office:value-type="float" office:value="15.0083" calcext:value-type="float">
            <text:p>15,00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$2]/[.B8]" office:value-type="float" office:value="15.0082938982304" calcext:value-type="float">
            <text:p>15,0082938982304</text:p>
          </table:table-cell>
          <table:table-cell table:formula="of:=[.C$2]/[.C8]" office:value-type="float" office:value="63.9999409911582" calcext:value-type="float">
            <text:p>63,9999409911582</text:p>
          </table:table-cell>
          <table:table-cell table:formula="of:=[.G8]/[.A8]" office:value-type="float" office:value="0.469009184319699" calcext:value-type="float">
            <text:p>0,469009184319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0-25T20:06:03.312913191</dc:date>
    <meta:editing-duration>PT7M57S</meta:editing-duration>
    <meta:editing-cycles>1</meta:editing-cycles>
    <meta:document-statistic meta:table-count="1" meta:cell-count="58" meta:object-count="0"/>
    <meta:generator>LibreOffice/6.4.7.2$Linux_X86_64 LibreOffice_project/40$Build-2</meta:generator>
  </office:meta>
</office:document-meta>
</file>